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2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row table:style-name="ro1">
          <table:table-cell table:style-name="ce4" office:value-type="string" calcext:value-type="string">
            <text:p>Таблица К.2 — Каталог требований к техническим средствам АСОИ</text:p>
          </table:table-cell>
          <table:table-cell table:style-name="ce9"/>
        </table:table-row>
        <table:table-row table:style-name="ro2">
          <table:table-cell table:style-name="ce1" office:value-type="string" calcext:value-type="string">
            <text:p>Номер</text:p>
            <text:p>требования</text:p>
          </table:table-cell>
          <table:table-cell table:style-name="ce1" office:value-type="string" calcext:value-type="string">
            <text:p>Описание требований к техническим средствам АСОИ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Каждому пользователю — отдельная ПЭВМ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В каждом подразделении ПЭВМ одной марки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В 3-ем подразделении все ПЭВМ — средняя цена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В 4-м подразделении все ПЭВМ — Пилот, 2 ТР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Остальные ПЭВМ Эврика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Каждому пользователю подразделения 2 - отдельный принтер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Каждому пользователю подразделения 3 - отдельный принтер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Для всех остальных подразделений - один принтер на двоих пользователей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Все принтеры для пользователей с минимальной стоимостью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6:52:47.0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6:54:20.682000000</dc:date>
    <meta:editing-duration>PT7M38S</meta:editing-duration>
    <meta:editing-cycles>3</meta:editing-cycles>
    <meta:generator>LibreOffice/7.3.0.3$Windows_X86_64 LibreOffice_project/0f246aa12d0eee4a0f7adcefbf7c878fc2238db3</meta:generator>
    <meta:document-statistic meta:table-count="1" meta:cell-count="21" meta:object-count="0"/>
  </office:meta>
</office:document-meta>
</file>